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BD00000372C0814EFB3CAF31AE.png" manifest:media-type="image/png"/>
  <manifest:file-entry manifest:full-path="Pictures/10000201000006BD00000372FE210C654A66321C.png" manifest:media-type="image/png"/>
  <manifest:file-entry manifest:full-path="Pictures/10000201000006BD000003726DC6D5DA5F395945.png" manifest:media-type="image/png"/>
  <manifest:file-entry manifest:full-path="Pictures/10000201000006BD00000372715C99A2BAE9CC4A.png" manifest:media-type="image/png"/>
  <manifest:file-entry manifest:full-path="Pictures/10000201000006BD0000037228540C5735DFE215.png" manifest:media-type="image/png"/>
  <manifest:file-entry manifest:full-path="Pictures/10000201000006BD0000037226F20FC72E1F9C5E.png" manifest:media-type="image/png"/>
  <manifest:file-entry manifest:full-path="Pictures/10000201000006BD000003721DF2A93918ED5DFE.png" manifest:media-type="image/png"/>
  <manifest:file-entry manifest:full-path="Pictures/10000201000006BD00000372DE5F5B0AEE318A5E.png" manifest:media-type="image/png"/>
  <manifest:file-entry manifest:full-path="Pictures/10000201000006BD00000372C396573C7E34C3EE.png" manifest:media-type="image/png"/>
  <manifest:file-entry manifest:full-path="Pictures/10000201000006BD000003721F76C29C007D7376.png" manifest:media-type="image/png"/>
  <manifest:file-entry manifest:full-path="Pictures/10000201000006BD0000037231814740BA5DB52D.png" manifest:media-type="image/png"/>
  <manifest:file-entry manifest:full-path="Pictures/10000201000006BD00000372EEDBAD6DE9D04C2A.png" manifest:media-type="image/png"/>
  <manifest:file-entry manifest:full-path="Pictures/10000201000006BD00000372CC73F09D060B4C92.png" manifest:media-type="image/png"/>
  <manifest:file-entry manifest:full-path="Pictures/10000201000006BD0000037253D285BE44F98AC6.png" manifest:media-type="image/png"/>
  <manifest:file-entry manifest:full-path="Pictures/10000201000006BD00000372BCFB6BD2D0DB92C7.png" manifest:media-type="image/png"/>
  <manifest:file-entry manifest:full-path="Pictures/10000201000006BD00000372FE23CB038794037E.png" manifest:media-type="image/png"/>
  <manifest:file-entry manifest:full-path="Pictures/10000201000006BD0000037215BF48C5E720E21E.png" manifest:media-type="image/png"/>
  <manifest:file-entry manifest:full-path="Pictures/10000201000006BD0000037202973B88686D9E00.png" manifest:media-type="image/png"/>
  <manifest:file-entry manifest:full-path="Pictures/10000201000006BD00000372F238599F3B080FBF.png" manifest:media-type="image/png"/>
  <manifest:file-entry manifest:full-path="Pictures/10000201000006BD0000037240595CC84AD92F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225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1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1DF2A93918ED5DF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2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31814740BA5DB5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3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1F76C29C007D737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4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715C99A2BAE9CC4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5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C396573C7E34C3E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6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26F20FC72E1F9C5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7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CC73F09D060B4C9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8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BCFB6BD2D0DB92C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9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FE23CB038794037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10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15BF48C5E720E21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11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F238599F3B080FB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12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53D285BE44F98AC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13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02973B88686D9E0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14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40595CC84AD92F2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15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28540C5735DFE21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16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DE5F5B0AEE318A5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17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FE210C654A66321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18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6DC6D5DA5F39594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19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EEDBAD6DE9D04C2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075cm" svg:height="1.225cm" svg:x="1.341cm" svg:y="0.536cm" presentation:class="title" presentation:user-transformed="true">
          <draw:text-box>
            <text:p><text:span text:style-name="T1">Step 20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67cm" svg:height="13.691cm" svg:x="0.635cm" svg:y="2.032cm">
          <draw:image xlink:href="Pictures/10000201000006BD00000372C0814EFB3CAF31A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0T12:27:04.025872373</meta:creation-date>
    <dc:date>2020-01-20T12:39:25.425665143</dc:date>
    <meta:editing-duration>PT1S</meta:editing-duration>
    <meta:editing-cycles>1</meta:editing-cycles>
    <meta:document-statistic meta:object-count="121"/>
    <meta:generator>LibreOffice/6.0.7.3$Linux_X86_64 LibreOffice_project/00m0$Build-3</meta:generator>
  </office:meta>
</office:document-meta>
</file>